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a3b56" officeooo:paragraph-rsid="001a3b56"/>
    </style:style>
    <style:style style:name="P2" style:family="paragraph" style:parent-style-name="Standard" style:list-style-name="L1">
      <style:text-properties officeooo:rsid="001a3b56" officeooo:paragraph-rsid="001a3b56"/>
    </style:style>
    <style:style style:name="P3" style:family="paragraph" style:parent-style-name="Standard" style:list-style-name="L1">
      <style:text-properties officeooo:rsid="001c1a45" officeooo:paragraph-rsid="001c1a45"/>
    </style:style>
    <style:style style:name="P4" style:family="paragraph" style:parent-style-name="Standard" style:list-style-name="L1">
      <style:text-properties officeooo:rsid="001ca8c3" officeooo:paragraph-rsid="001ca8c3"/>
    </style:style>
    <style:style style:name="P5" style:family="paragraph" style:parent-style-name="Standard" style:list-style-name="L1">
      <style:text-properties officeooo:rsid="001cd0ca" officeooo:paragraph-rsid="001cd0ca"/>
    </style:style>
    <style:style style:name="P6" style:family="paragraph" style:parent-style-name="Standard" style:list-style-name="L1">
      <style:text-properties officeooo:rsid="001d8c45" officeooo:paragraph-rsid="001d8c45"/>
    </style:style>
    <style:style style:name="T1" style:family="text">
      <style:text-properties officeooo:rsid="001d8c45"/>
    </style:style>
    <text:list-style style:name="L1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179431182" text:style-name="L1">
        <text:list-item>
          <text:p text:style-name="P2">Video Presentation</text:p>
        </text:list-item>
        <text:list-item>
          <text:p text:style-name="P2">Discuss NFTs</text:p>
          <text:list>
            <text:list-item>
              <text:p text:style-name="P2">show OpenSea</text:p>
            </text:list-item>
            <text:list-item>
              <text:p text:style-name="P2">Discuss why NFTs are potential flops</text:p>
              <text:list>
                <text:list-item>
                  <text:p text:style-name="P2">Value was boosted by schilling and wash trading (players buying from themselves using a different wallet. If I pay $100,000 to myself for an NFT it costs me nothing because both wallets are mine but it goes on records as having been sold for $100,000</text:p>
                </text:list-item>
              </text:list>
            </text:list-item>
            <text:list-item>
              <text:p text:style-name="P2">NFTs have potential but only if they have functionality, otherwise, they are just the Beanie Babies of the 2000s</text:p>
            </text:list-item>
            <text:list-item>
              <text:p text:style-name="P2">Games can use NFTs and they are the perfect place for themselves</text:p>
            </text:list-item>
          </text:list>
        </text:list-item>
        <text:list-item>
          <text:p text:style-name="P2">Introduce Exo Planeteer</text:p>
          <text:list>
            <text:list-item>
              <text:p text:style-name="P2">Game of buying, developing and flipping planets</text:p>
            </text:list-item>
            <text:list-item>
              <text:p text:style-name="P2">It takes NFTs into totally new dimensions</text:p>
              <text:list>
                <text:list-item>
                  <text:p text:style-name="P2">ExoPlanets are animated not just static images</text:p>
                </text:list-item>
                <text:list-item>
                  <text:p text:style-name="P2">ExoPlanets earn the crypto Token Tritanium44 which is a standard ERC20 token, tradeable on exchanges and DEXes</text:p>
                </text:list-item>
                <text:list-item>
                  <text:p text:style-name="P2">ExoPlanets can be used in the game (not a requirement) and developed to increase the flow of Tritanium44 they produced</text:p>
                </text:list-item>
                <text:list-item>
                  <text:p text:style-name="P2"><text:s/>As NFTs, the Exo Planets themselves can be traded on exchanges and DEXes that support NFTs.</text:p>
                </text:list-item>
              </text:list>
            </text:list-item>
          </text:list>
        </text:list-item>
        <text:list-item>
          <text:p text:style-name="P2">Show the Exo Planets that are up on OpenSea now</text:p>
          <text:list>
            <text:list-item>
              <text:p text:style-name="P2">Click on one to show the OpenSea stats for it</text:p>
            </text:list-item>
            <text:list-item>
              <text:p text:style-name="P2">Jump to the external link and show the Exo Planeteer page, explain all the stats that show up</text:p>
              <text:list>
                <text:list-item>
                  <text:p text:style-name="P2">The top display</text:p>
                </text:list-item>
                <text:list-item>
                  <text:p text:style-name="P2">The side name</text:p>
                </text:list-item>
                <text:list-item>
                  <text:p text:style-name="P2">The arrows</text:p>
                </text:list-item>
                <text:list-item>
                  <text:p text:style-name="P2">The Common Name and Motto</text:p>
                </text:list-item>
                <text:list-item>
                  <text:p text:style-name="P2">Each element in that area</text:p>
                </text:list-item>
                <text:list-item>
                  <text:p text:style-name="P2">Show the Latest Events and how that works</text:p>
                  <text:list>
                    <text:list-item>
                      <text:p text:style-name="P6">Show how the events are created and fired at planets</text:p>
                    </text:list-item>
                  </text:list>
                </text:list-item>
                <text:list-item>
                  <text:p text:style-name="P2">Show the Civilization Stats</text:p>
                </text:list-item>
                <text:list-item>
                  <text:p text:style-name="P2">Show the Planetary Stats<text:span text:style-name="T1">8</text:span></text:p>
                  <text:list>
                    <text:list-item>
                      <text:p text:style-name="P2"/>
                    </text:list-item>
                  </text:list>
                </text:list-item>
              </text:list>
            </text:list-item>
          </text:list>
        </text:list-item>
        <text:list-item>
          <text:p text:style-name="P3">Show the Planet Generator</text:p>
          <text:list>
            <text:list-item>
              <text:p text:style-name="P3">Give a demonstration of iterating through the process of generating planets</text:p>
              <text:list>
                <text:list-item>
                  <text:p text:style-name="P4">Show the files that are chosen from randomly</text:p>
                  <text:list>
                    <text:list-item>
                      <text:p text:style-name="P4">Surface textures</text:p>
                    </text:list-item>
                    <text:list-item>
                      <text:p text:style-name="P4">Clouds</text:p>
                    </text:list-item>
                    <text:list-item>
                      <text:p text:style-name="P4">Names</text:p>
                      <text:list>
                        <text:list-item>
                          <text:p text:style-name="P4">systems.txt</text:p>
                        </text:list-item>
                        <text:list-item>
                          <text:p text:style-name="P4">greeks.txt</text:p>
                        </text:list-item>
                        <text:list-item>
                          <text:p text:style-name="P4">romans.txt</text:p>
                        </text:list-item>
                        <text:list-item>
                          <text:p text:style-name="P4">planets.txt</text:p>
                        </text:list-item>
                      </text:list>
                    </text:list-item>
                  </text:list>
                </text:list-item>
                <text:list-item>
                  <text:p text:style-name="P5">The reason I’m showing you this is because, you can easily modify the planets by simply dropping files into those directories to be randomly selected!</text:p>
                </text:list-item>
                <text:list-item>
                  <text:p text:style-name="P4">My Planets page</text:p>
                </text:list-item>
                <text:list-item>
                  <text:p text:style-name="P4">Browser Planets</text:p>
                </text:list-item>
                <text:list-item>
                  <text:p text:style-name="P4">Planet Screen Saver</text:p>
                </text:list-item>
              </text:list>
            </text:list-item>
            <text:list-item>
              <text:p text:style-name="P3"><text:s/>Show the process up uploading the planets to IPFS</text:p>
            </text:list-item>
            <text:list-item>
              <text:p text:style-name="P3"><text:soft-page-break/>Show the process of generating the metadata files </text:p>
            </text:list-item>
            <text:list-item>
              <text:p text:style-name="P3">Show the process of deploying the smart contract</text:p>
            </text:list-item>
            <text:list-item>
              <text:p text:style-name="P3">Show the process of setting the appropriate values in the smart contract, approprate for this set of NFTs</text:p>
            </text:list-item>
            <text:list-item>
              <text:p text:style-name="P3">Show the final result on OpenSea</text:p>
              <text:p text:style-name="P3"/>
            </text:list-item>
          </text:list>
          <text:p text:style-name="P3"/>
          <text:p text:style-name="P2"/>
        </text:list-item>
      </text:list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3T22:52:51.585496239</meta:creation-date>
    <dc:date>2022-10-24T11:26:10.535970173</dc:date>
    <meta:editing-duration>PT11H25M34S</meta:editing-duration>
    <meta:editing-cycles>4</meta:editing-cycles>
    <meta:generator>LibreOffice/7.3.6.2$Linux_X86_64 LibreOffice_project/30$Build-2</meta:generator>
    <meta:document-statistic meta:table-count="0" meta:image-count="0" meta:object-count="0" meta:page-count="2" meta:paragraph-count="46" meta:word-count="406" meta:character-count="2192" meta:non-whitespace-character-count="1874"/>
  </office:meta>
</office:document-meta>
</file>